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3ed" officeooo:paragraph-rsid="001af3ed"/>
    </style:style>
    <style:style style:name="T1" style:family="text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style:font-size-asian="14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севдокод тестов:</text:p>
      <text:p text:style-name="P1"/>
      <text:p text:style-name="P1">Так как количественные признаки у некоторых тестов одинаковые, то решил подеить их на группы и для каждой сделать псевдокод:</text:p>
      <text:p text:style-name="P1"/>
      <text:p text:style-name="P1">1 группа: около 1 млн.</text:p>
      <text:p text:style-name="P1"><text:span text:style-name="T1">l1_cache_miss</text:span></text:p>
      <text:p text:style-name="P1"><text:span text:style-name="T1">llc_cache_miss</text:span></text:p>
      <text:p text:style-name="P1"><text:span text:style-name="T1">ib_rcv_data_mpi</text:span></text:p>
      <text:p text:style-name="P1"><text:span text:style-name="T1">ib_rcv_pckts_mpi</text:span></text:p>
      <text:p text:style-name="P1"><text:span text:style-name="T1">ib_xmit_data_mpi</text:span></text:p>
      <text:p text:style-name="P1"><text:span text:style-name="T1">ib_xmit_pckts_mpi</text:span></text:p>
      <text:p text:style-name="P1"><text:span text:style-name="T1">ib_rcv_data_fs</text:span></text:p>
      <text:p text:style-name="P1"><text:span text:style-name="T1">ib_rcv_pckts_fs</text:span></text:p>
      <text:p text:style-name="P1"><text:span text:style-name="T1">ib_xmit_data_fs</text:span></text:p>
      <text:p text:style-name="P1"><text:span text:style-name="T1">ib_xmit_pckts_f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7:20:42.638710530</meta:creation-date>
    <dc:date>2020-12-01T17:29:27.765003649</dc:date>
    <meta:editing-duration>PT8M4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6" meta:character-count="314" meta:non-whitespace-character-count="291"/>
  </office:meta>
</office:document-meta>
</file>